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A000017F800002114938933C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start" style:justify-single-word="false"/>
      <style:text-properties fo:font-size="26pt" style:font-size-asian="26pt" style:font-size-complex="26pt"/>
    </style:style>
    <style:style style:name="P3" style:family="paragraph" style:parent-style-name="Text_20_body">
      <style:paragraph-properties fo:margin-left="6.493cm" fo:margin-right="0cm" fo:margin-top="0cm" fo:margin-bottom="0cm" fo:text-indent="0cm" style:auto-text-indent="false"/>
    </style:style>
    <style:style style:name="P4" style:family="paragraph" style:parent-style-name="Text_20_body">
      <style:paragraph-properties fo:margin-left="6.362cm" fo:margin-right="6.322cm" fo:margin-top="0cm" fo:margin-bottom="0cm" fo:text-align="center" style:justify-single-word="false" fo:text-indent="0cm" style:auto-text-indent="false"/>
      <style:text-properties fo:font-size="20pt" fo:font-weight="bold"/>
    </style:style>
    <style:style style:name="P5" style:family="paragraph" style:parent-style-name="Text_20_body">
      <style:paragraph-properties fo:margin-left="6.362cm" fo:margin-right="6.322cm" fo:margin-top="0cm" fo:margin-bottom="0cm" fo:text-align="center" style:justify-single-word="false" fo:text-indent="0cm" style:auto-text-indent="false"/>
      <style:text-properties fo:font-size="36pt" fo:font-weight="bold" style:font-size-asian="36pt" style:font-size-complex="36pt"/>
    </style:style>
    <style:style style:name="P6" style:family="paragraph" style:parent-style-name="Text_20_body">
      <style:paragraph-properties fo:margin-left="4.011cm" fo:margin-right="3.972cm" fo:margin-top="0cm" fo:margin-bottom="0cm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4.011cm" fo:margin-right="3.972cm" fo:margin-top="0cm" fo:margin-bottom="0cm" fo:text-align="center" style:justify-single-word="false" fo:text-indent="0cm" style:auto-text-indent="false"/>
      <style:text-properties fo:font-size="36pt" style:font-size-asian="36pt" style:font-size-complex="36pt"/>
    </style:style>
    <style:style style:name="P8" style:family="paragraph" style:parent-style-name="Text_20_body">
      <style:text-properties fo:font-size="26pt" style:font-size-asian="26pt" style:font-size-complex="26pt"/>
    </style:style>
    <style:style style:name="P9" style:family="paragraph" style:parent-style-name="Text_20_body">
      <style:paragraph-properties fo:text-align="start" style:justify-single-word="false"/>
      <style:text-properties fo:font-size="26pt" style:font-size-asian="26pt" style:font-size-complex="26pt"/>
    </style:style>
    <style:style style:name="P10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11" style:family="paragraph" style:parent-style-name="Text_20_body">
      <style:text-properties fo:font-size="15pt" style:font-size-asian="13.1000003814697pt" style:font-size-complex="15pt"/>
    </style:style>
    <style:style style:name="P12" style:family="paragraph" style:parent-style-name="Text_20_body">
      <style:paragraph-properties fo:text-align="center" style:justify-single-word="false"/>
      <style:text-properties fo:font-size="6pt" style:font-size-asian="5.25pt" style:font-size-complex="6pt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26pt" style:font-size-asian="26pt" style:font-size-complex="26pt"/>
    </style:style>
    <style:style style:name="P14" style:family="paragraph" style:parent-style-name="Text_20_body">
      <style:paragraph-properties fo:margin-left="0cm" fo:margin-right="0.997cm" fo:margin-top="0cm" fo:margin-bottom="0cm" fo:text-align="start" style:justify-single-word="false" fo:text-indent="0cm" style:auto-text-indent="false"/>
      <style:text-properties fo:font-size="26pt" style:font-size-asian="26pt" style:font-size-complex="26pt"/>
    </style:style>
    <style:style style:name="P15" style:family="paragraph" style:parent-style-name="Text_20_body">
      <style:paragraph-properties fo:margin-left="0.205cm" fo:margin-right="0.127cm" fo:margin-top="0cm" fo:margin-bottom="0cm" fo:line-height="183%" fo:text-align="start" style:justify-single-word="false" fo:text-indent="0cm" style:auto-text-indent="false"/>
      <style:text-properties fo:font-size="26pt" style:font-size-asian="26pt" style:font-size-complex="26pt"/>
    </style:style>
    <style:style style:name="P16" style:family="paragraph" style:parent-style-name="Text_20_body">
      <style:paragraph-properties fo:margin-left="0.205cm" fo:margin-right="0.127cm" fo:margin-top="0cm" fo:margin-bottom="0cm" fo:line-height="183%" fo:text-align="start" style:justify-single-word="false" fo:text-indent="0cm" style:auto-text-indent="false"/>
      <style:text-properties style:font-name="Calibri2" fo:font-size="26pt" style:font-size-asian="26pt" style:font-size-complex="26pt"/>
    </style:style>
    <style:style style:name="P17" style:family="paragraph" style:parent-style-name="Text_20_body">
      <style:paragraph-properties fo:margin-left="0.205cm" fo:margin-right="0cm" fo:margin-top="0cm" fo:margin-bottom="0cm" fo:text-align="start" style:justify-single-word="false" fo:text-indent="0cm" style:auto-text-indent="false"/>
      <style:text-properties fo:font-size="26pt" style:font-size-asian="26pt" style:font-size-complex="26pt"/>
    </style:style>
    <style:style style:name="P18" style:family="paragraph" style:parent-style-name="Text_20_body">
      <style:paragraph-properties fo:margin-left="0.205cm" fo:margin-right="0cm" fo:margin-top="0.076cm" fo:margin-bottom="0cm" fo:text-align="start" style:justify-single-word="false" fo:text-indent="0cm" style:auto-text-indent="false"/>
      <style:text-properties fo:font-size="26pt" fo:font-weight="bold" style:font-size-asian="26pt" style:font-size-complex="26pt"/>
    </style:style>
    <style:style style:name="P19" style:family="paragraph" style:parent-style-name="Text_20_body">
      <style:paragraph-properties fo:margin-left="0.205cm" fo:margin-right="0cm" fo:margin-top="0.069cm" fo:margin-bottom="0cm" fo:text-align="start" style:justify-single-word="false" fo:text-indent="0cm" style:auto-text-indent="false"/>
      <style:text-properties fo:font-size="26pt" style:font-size-asian="26pt" style:font-size-complex="26pt"/>
    </style:style>
    <style:style style:name="P20" style:family="paragraph" style:parent-style-name="Text_20_body">
      <style:paragraph-properties fo:margin-left="0cm" fo:margin-right="0.083cm" fo:margin-top="0cm" fo:margin-bottom="0cm" fo:line-height="115%" fo:text-align="start" style:justify-single-word="false" fo:text-indent="0cm" style:auto-text-indent="false"/>
      <style:text-properties fo:font-size="26pt" style:font-size-asian="26pt" style:font-size-complex="26pt"/>
    </style:style>
    <style:style style:name="P21" style:family="paragraph" style:parent-style-name="UrbanBody_20_">
      <style:paragraph-properties fo:margin-left="0.205cm" fo:margin-right="10.045cm" fo:margin-top="0.076cm" fo:margin-bottom="0cm" fo:text-align="start" style:justify-single-word="false" fo:text-indent="0cm" style:auto-text-indent="false"/>
      <style:text-properties style:font-name="Calibri2" fo:font-size="26pt" style:font-size-asian="26pt" style:font-size-complex="26pt"/>
    </style:style>
    <style:style style:name="P22" style:family="paragraph" style:parent-style-name="Text_20_body" style:master-page-name="Standard">
      <style:paragraph-properties fo:margin-left="0cm" fo:margin-right="0.065cm" fo:text-align="end" style:justify-single-word="false" fo:text-indent="0cm" style:auto-text-indent="false" style:page-number="auto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23" style:family="paragraph" style:parent-style-name="Text_20_body" style:list-style-name="L1">
      <style:paragraph-properties fo:margin-left="0cm" fo:margin-right="7.08cm" fo:margin-top="0cm" fo:margin-bottom="0cm" fo:line-height="196%" fo:text-align="start" style:justify-single-word="false" fo:text-indent="0cm" style:auto-text-indent="false"/>
      <style:text-properties fo:font-size="26pt" style:font-size-asian="26pt" style:font-size-complex="26pt"/>
    </style:style>
    <style:style style:name="T1" style:family="text">
      <style:text-properties fo:font-size="20pt" fo:letter-spacing="-0.039cm" fo:font-weight="bold"/>
    </style:style>
    <style:style style:name="T2" style:family="text">
      <style:text-properties fo:font-size="20pt" fo:letter-spacing="-0.085cm" fo:font-weight="bold"/>
    </style:style>
    <style:style style:name="T3" style:family="text">
      <style:text-properties fo:font-size="20pt" fo:font-weight="bold"/>
    </style:style>
    <style:style style:name="T4" style:family="text">
      <style:text-properties fo:font-weight="bold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2cm"/>
    </style:style>
    <style:style style:name="T9" style:family="text">
      <style:text-properties fo:letter-spacing="0.049cm" fo:font-weight="bold"/>
    </style:style>
    <style:style style:name="T10" style:family="text">
      <style:text-properties fo:letter-spacing="0.056cm"/>
    </style:style>
    <style:style style:name="T11" style:family="text">
      <style:text-properties fo:letter-spacing="0.056cm" fo:font-weight="bold"/>
    </style:style>
    <style:style style:name="T12" style:family="text">
      <style:text-properties fo:letter-spacing="0.076cm"/>
    </style:style>
    <style:style style:name="T13" style:family="text">
      <style:text-properties fo:letter-spacing="0.069cm"/>
    </style:style>
    <style:style style:name="T14" style:family="text">
      <style:text-properties fo:letter-spacing="0.067cm"/>
    </style:style>
    <style:style style:name="T15" style:family="text">
      <style:text-properties fo:letter-spacing="0.065cm"/>
    </style:style>
    <style:style style:name="T16" style:family="text">
      <style:text-properties fo:letter-spacing="0.039cm"/>
    </style:style>
    <style:style style:name="T17" style:family="text">
      <style:text-properties fo:letter-spacing="0.037cm"/>
    </style:style>
    <style:style style:name="T18" style:family="text">
      <style:text-properties fo:letter-spacing="0.041cm" fo:font-weight="bold"/>
    </style:style>
    <style:style style:name="T19" style:family="text">
      <style:text-properties fo:letter-spacing="0.051cm" fo:font-weight="bold"/>
    </style:style>
    <style:style style:name="T20" style:family="text">
      <style:text-properties fo:letter-spacing="0.053cm" fo:font-weight="bold"/>
    </style:style>
    <style:style style:name="T21" style:family="text">
      <style:text-properties fo:letter-spacing="0.046cm" fo:font-weight="bold"/>
    </style:style>
    <style:style style:name="T22" style:family="text">
      <style:text-properties fo:letter-spacing="0.048cm" fo:font-weight="bold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style:font-name="Calibri2"/>
    </style:style>
    <style:style style:name="T25" style:family="text">
      <style:text-properties style:font-name="Calibri2" fo:letter-spacing="0.049cm"/>
    </style:style>
    <style:style style:name="T26" style:family="text">
      <style:text-properties fo:letter-spacing="-0.039cm" fo:font-weight="bold"/>
    </style:style>
    <style:style style:name="T27" style:family="text">
      <style:text-properties fo:letter-spacing="-0.085cm" fo:font-weight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6pt" style:text-underline-style="none" style:font-size-asian="26pt" style:font-size-complex="26pt"/>
    </style:style>
    <style:style style:name="T30" style:family="text">
      <style:text-properties fo:color="#ff0000"/>
    </style:style>
    <style:style style:name="T31" style:family="text">
      <style:text-properties style:use-window-font-color="tru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below" style:vertical-rel="char" style:horizontal-pos="from-left" style:horizontal-rel="paragraph" fo:background-color="#c0c0c0" style:background-transparency="0%" fo:padding="0.049cm" fo:border="0.79pt solid #000000" style:shadow="none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0.381cm" svg:width="12.192cm" draw:z-index="0">
        <draw:text-box fo:min-height="0.042cm">
          <text:p text:style-name="Text_20_body"><draw:frame draw:style-name="fr3" draw:name="images3" text:anchor-type="as-char" svg:width="12.192cm" svg:height="0.042cm" draw:z-index="1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ext:p text:style-name="P22"> <text:span text:style-name="T28">Dossier n° : </text:span><text:span text:style-name="T29"><text:text-input text:description="">self.getReference()</text:text-input></text:span><text:span text:style-name="T29"> / </text:span><text:span text:style-name="T29"><text:text-input text:description="">tool.getCurrentFolderManagerInitials()</text:text-input></text:span></text:p>
      <text:p text:style-name="P1"><draw:frame draw:style-name="fr4" draw:name="images1" text:anchor-type="paragraph" svg:x="19.431cm" svg:y="-0.014cm" svg:width="6.137cm" svg:height="8.468cm" draw:z-index="2"><draw:image xlink:href="Pictures/2000000A000017F800002114938933C4.svm" xlink:type="simple" xlink:show="embed" xlink:actuate="onLoad"/></draw:frame> </text:p>
      <text:p text:style-name="P1"> </text:p>
      <text:p text:style-name="P1">  </text:p>
      <text:p text:style-name="P1"> </text:p>
      <text:p text:style-name="P3"/>
      <text:p text:style-name="Text_20_body"> </text:p>
      <text:p text:style-name="Text_20_body"/>
      <text:p text:style-name="P1"> </text:p>
      <text:p text:style-name="P1"> 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 </text:p>
      <text:p text:style-name="P10">Commune de <text:span text:style-name="T31"><text:text-input text:description="">tool.getCityName()</text:text-input></text:span></text:p>
      <text:p text:style-name="P12"><draw:frame draw:style-name="fr2" draw:name="Cadre1" text:anchor-type="char" svg:x="7.391cm" svg:width="30.215cm" draw:z-index="3"><draw:text-box fo:min-height="2.926cm"><text:p text:style-name="P5">URBANISME</text:p><text:p text:style-name="P11"/><text:p text:style-name="P7"><text:span text:style-name="T26">A</text:span><text:span text:style-name="T4">VIS D</text:span><text:span text:style-name="T27">’</text:span><text:span text:style-name="T4">ANNONCE DE PROJET</text:span></text:p></draw:text-box></draw:frame></text:p>
      <text:p text:style-name="Text_20_body"/>
      <text:p text:style-name="P4">URBANISME</text:p>
      <text:p text:style-name="Text_20_body"> </text:p>
      <text:p text:style-name="P6"><text:span text:style-name="T1">A</text:span><text:span text:style-name="T3">VIS D</text:span><text:span text:style-name="T2">’</text:span><text:span text:style-name="T3">ANNONCE DE PROJET</text:span></text:p>
      <text:p text:style-name="Text_20_body"> </text:p>
      <text:p text:style-name="Text_20_body"/>
      <text:p text:style-name="P8"/>
      <text:p text:style-name="P20">(1) Le collège communal fait savoir qu’en vertu du Code du Développement Territorial - il est saisi  - que le fonctionnaire délégué est saisi -que le Gouvernement est saisi - d’une demande de :</text:p>
      <text:p text:style-name="P2"> </text:p>
      <text:p text:style-name="P14">(1) <text:span text:style-name="T23">permis d’urbanisation - modification de permis d’urbanisation </text:span>- permis d'urbanisme - permis d’urbanisme de constructions groupées - <text:span text:style-name="T23">certificat d’urbanisme n°2</text:span></text:p>
      <text:p text:style-name="P2"> </text:p>
      <text:p text:style-name="P2">(1)<text:span text:style-name="T5"> </text:span>Le<text:span text:style-name="T6"> </text:span>demandeur<text:span text:style-name="T7"> </text:span>es<text:span text:style-name="T24">t </text:span><text:span text:style-name="T24"><text:text-input text:description="Situation des travaux">self.getApplicantsSignaletic()</text:text-input></text:span><text:span text:style-name="T25"> </text:span>demeurant<text:span text:style-name="T10"> </text:span>à<text:span text:style-name="T12"> </text:span>-<text:span text:style-name="T6"> </text:span>dont<text:span text:style-name="T13"> </text:span>les<text:span text:style-name="T13"> </text:span>bureaux<text:span text:style-name="T14"> </text:span>se<text:span text:style-name="T15"> </text:span>trouvent<text:span text:style-name="T7"> </text:span>à</text:p>
      <text:p text:style-name="P21"><text:text-input text:description="">self.getApplicants()[0].getAddress()</text:text-input></text:p>
      <text:p text:style-name="P9"> </text:p>
      <text:p text:style-name="P16">Le terrain concerné est situé à <text:text-input text:description="Situation des travaux">self.getWorkLocationSignaletic()</text:text-input> et cadastré <text:text-input text:description="Bien-Parcelles">self.getPortionOutsText()</text:text-input></text:p>
      <text:p text:style-name="P15">Le projet consiste en <text:span text:style-name="T24"><text:text-input text:description="Objet des travaux">self.getLicenceSubject()</text:text-input></text:span><text:span text:style-name="T24"> </text:span>et présente les caractéristiques suivantes (2) ……………………………………………………………………………………………………………………………………………………………</text:p>
      <text:p text:style-name="P9">Le <text:span text:style-name="T16"> </text:span>dossier peut être consulté tous les<text:span text:style-name="T17"> </text:span>jours ouvrables de 9h00 à 12h00<text:span text:style-name="T8"> ainsi que le mercredi et le vendredi de 13h45 à 15h45 et le lundi de 17h00 à 19h00 </text:span>à l’adresse suivante : Hôtel de Ville de <text:span text:style-name="T31"><text:text-input text:description="">tool.getCityName()</text:text-input></text:span> – Service urbanisme – Rue <text:span text:style-name="T30">XXX</text:span></text:p>
      <text:p text:style-name="P9"/>
      <text:p text:style-name="P9">Des  explications  sur  le  projet peuvent être obtenue auprès de (4) M…………………. téléphone……..mail………, dont le bureau se trouve  à………………………………………….</text:p>
      <text:p text:style-name="P9"> </text:p>
      <text:p text:style-name="P17"><text:span text:style-name="T4">Les</text:span><text:span text:style-name="T9"> </text:span><text:span text:style-name="T4">réclamations</text:span><text:span text:style-name="T18"> </text:span><text:span text:style-name="T4">et</text:span><text:span text:style-name="T19"> </text:span><text:span text:style-name="T4">observations écrites</text:span><text:span text:style-name="T20"> </text:span><text:span text:style-name="T4">sont</text:span><text:span text:style-name="T21"> </text:span><text:span text:style-name="T4">à</text:span><text:span text:style-name="T22"> </text:span><text:span text:style-name="T4">envoyer</text:span><text:span text:style-name="T19"> </text:span><text:span text:style-name="T4">du</text:span><text:span text:style-name="T20"> </text:span><text:span text:style-name="T4">..</text:span><text:span text:style-name="T20"> </text:span><text:span text:style-name="T4">/..</text:span><text:span text:style-name="T20"> </text:span><text:span text:style-name="T4">/….</text:span><text:span text:style-name="T20"> </text:span><text:span text:style-name="T4">au</text:span><text:span text:style-name="T11"> </text:span><text:span text:style-name="T4">..</text:span><text:span text:style-name="T20"> </text:span><text:span text:style-name="T4">/..</text:span><text:span text:style-name="T20"> </text:span><text:span text:style-name="T4">/….   au</text:span></text:p>
      <text:p text:style-name="P18">collège communal :</text:p>
      <text:p text:style-name="P9"> </text:p>
      <text:p text:style-name="P17">- par courrier ordinaire à l’adresse suivante : Hôtel de Ville de <text:span text:style-name="T31"><text:text-input text:description="">tool.getCityName()</text:text-input></text:span> - Monsieur le Bourgmestre Rue <text:span text:style-name="T30">XXX</text:span></text:p>
      <text:p text:style-name="P9"> </text:p>
      <text:p text:style-name="P17">- (5) par courrier électronique à l’adresse suivante :……………</text:p>
      <text:p text:style-name="P2"> </text:p>
      <text:p text:style-name="P2"> </text:p>
      <text:p text:style-name="P9">(1) Biffer la ou les mentions inutiles.</text:p>
      <text:p text:style-name="P9"> </text:p>
      <text:p text:style-name="P13">(2) Décrire les caractéristiques essentielles du projet et préciser s’il s’écarte de ou déroge à un plan, schéma ou</text:p>
      <text:p text:style-name="P19">guide ou à une carte d’affectation des sols.</text:p>
      <text:p text:style-name="P9"> </text:p>
      <text:p text:style-name="P13">(3) Heures d’ouverture des bureaux.</text:p>
      <text:p text:style-name="P9"> </text:p>
      <text:list xml:id="list536948330" text:style-name="L1">
        <text:list-header>
          <text:p text:style-name="P23">(4) Indiquer la personne désignée pour donner des explications.</text:p>
          <text:p text:style-name="P23">(5) Non obligatoir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Calibri1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Calibri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Calibri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UrbanFooter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fo:line-height="107%" fo:hyphenation-ladder-count="no-limit"/>
      <style:text-properties style:font-name="Calibri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                 A V I S     </dc:title>
    <meta:initial-creator>RGASPARD</meta:initial-creator>
    <meta:creation-date>2009-01-20T13:54:00</meta:creation-date>
    <dc:date>2017-06-20T12:03:15</dc:date>
    <meta:print-date>2017-05-18T17:06:56.29</meta:print-date>
    <meta:editing-cycles>52</meta:editing-cycles>
    <meta:editing-duration>PT1H56M41S</meta:editing-duration>
    <dc:creator>Ngaha </dc:creator>
    <meta:document-statistic meta:table-count="0" meta:image-count="2" meta:object-count="0" meta:page-count="1" meta:paragraph-count="46" meta:word-count="275" meta:character-count="1923" meta:non-whitespace-character-count="1639"/>
    <meta:user-defined meta:name="Info 1"/>
    <meta:user-defined meta:name="Info 2"/>
    <meta:user-defined meta:name="Info 3"/>
    <meta:user-defined meta:name="Info 4"/>
  </office:meta>
</office:document-meta>
</file>